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8000001ED50FF1FFB0B15C725.png" manifest:media-type="image/png"/>
  <manifest:file-entry manifest:full-path="Pictures/10014ED300004E8C000032F442D078052E22C7C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51cm" fo:min-width="1.8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45cm" fo:min-width="0.9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51cm" fo:min-width="0.4cm"/>
    </style:style>
    <style:style style:name="gr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66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7.6cm"/>
    </style:style>
    <style:style style:name="gr14" style:family="graphic" style:parent-style-name="standard">
      <style:graphic-properties draw:stroke="none" svg:stroke-color="#000000" draw:fill="none" draw:fill-color="#ffffff" fo:min-height="0.3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56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03cm, 2.445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15pt" fo:font-weight="normal" style:font-size-asian="18pt" style:font-size-complex="18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akar" fo:font-size="15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</style:style>
    <style:style style:name="T1" style:family="text">
      <style:text-properties style:font-name="aakar1" fo:font-size="15pt" fo:font-weight="normal" style:font-size-asian="18pt" style:font-size-complex="18pt"/>
    </style:style>
    <style:style style:name="T2" style:family="text">
      <style:text-properties style:font-name="aakar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5.101cm" svg:x="7.7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6.7cm" svg:x="0.5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5.101cm" svg:x="0.932cm" svg:y="0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7cm" svg:height="0.839cm" svg:x="1.212cm" svg:y="5.75cm">
          <draw:text-box>
            <text:p><text:span text:style-name="T1">0</text:span></text:p>
          </draw:text-box>
        </draw:frame>
        <draw:frame draw:style-name="gr6" draw:text-style-name="P3" draw:layer="layout" svg:width="1.068cm" svg:height="0.839cm" svg:x="1.032cm" svg:y="4.86cm">
          <draw:text-box>
            <text:p><text:span text:style-name="T1">10</text:span></text:p>
          </draw:text-box>
        </draw:frame>
        <draw:frame draw:style-name="gr7" draw:text-style-name="P3" draw:layer="layout" svg:width="1.062cm" svg:height="0.839cm" svg:x="1cm" svg:y="3.98cm">
          <draw:text-box>
            <text:p><text:span text:style-name="T1">20</text:span></text:p>
          </draw:text-box>
        </draw:frame>
        <draw:frame draw:style-name="gr8" draw:text-style-name="P5" draw:layer="layout" svg:width="7.2cm" svg:height="0.839cm" draw:transform="rotate (1.5707963267949) translate (0.4cm 7cm)">
          <draw:text-box>
            <text:p text:style-name="P4"><text:span text:style-name="T2">Percentage of simulations (%)</text:span></text:p>
          </draw:text-box>
        </draw:frame>
        <draw:frame draw:style-name="gr9" draw:text-style-name="P3" draw:layer="layout" svg:width="1.062cm" svg:height="0.839cm" svg:x="1cm" svg:y="3.1cm">
          <draw:text-box>
            <text:p><text:span text:style-name="T1">30</text:span></text:p>
          </draw:text-box>
        </draw:frame>
        <draw:frame draw:style-name="gr10" draw:text-style-name="P3" draw:layer="layout" svg:width="1.062cm" svg:height="0.839cm" svg:x="1cm" svg:y="2.23cm">
          <draw:text-box>
            <text:p><text:span text:style-name="T1">40</text:span></text:p>
          </draw:text-box>
        </draw:frame>
        <draw:frame draw:style-name="gr11" draw:text-style-name="P3" draw:layer="layout" svg:width="1.062cm" svg:height="0.839cm" svg:x="1cm" svg:y="1.33cm">
          <draw:text-box>
            <text:p><text:span text:style-name="T1">5</text:span><text:span text:style-name="T1">0</text:span></text:p>
          </draw:text-box>
        </draw:frame>
        <draw:frame draw:style-name="gr12" draw:text-style-name="P3" draw:layer="layout" svg:width="1.062cm" svg:height="0.839cm" svg:x="1cm" svg:y="0.45cm">
          <draw:text-box>
            <text:p><text:span text:style-name="T1">6</text:span><text:span text:style-name="T1">0</text:span></text:p>
          </draw:text-box>
        </draw:frame>
        <draw:custom-shape draw:style-name="gr13" draw:text-style-name="P2" draw:layer="layout" svg:width="8.1cm" svg:height="0.7cm" svg:x="1.9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7cm" svg:height="0.839cm" svg:x="1.95cm" svg:y="6.09cm">
          <draw:text-box>
            <text:p><text:span text:style-name="T1">0</text:span></text:p>
          </draw:text-box>
        </draw:frame>
        <draw:frame draw:style-name="gr14" draw:text-style-name="P3" draw:layer="layout" svg:width="1.2cm" svg:height="0.839cm" svg:x="3.24cm" svg:y="6.09cm">
          <draw:text-box>
            <text:p><text:span text:style-name="T1">2</text:span><text:span text:style-name="T1">0</text:span></text:p>
          </draw:text-box>
        </draw:frame>
        <draw:frame draw:style-name="gr14" draw:text-style-name="P3" draw:layer="layout" svg:width="1.2cm" svg:height="0.839cm" svg:x="4.65cm" svg:y="6.09cm">
          <draw:text-box>
            <text:p><text:span text:style-name="T1">4</text:span><text:span text:style-name="T1">0</text:span></text:p>
          </draw:text-box>
        </draw:frame>
        <draw:frame draw:style-name="gr14" draw:text-style-name="P3" draw:layer="layout" svg:width="1.2cm" svg:height="0.839cm" svg:x="6.06cm" svg:y="6.09cm">
          <draw:text-box>
            <text:p><text:span text:style-name="T1">60</text:span></text:p>
          </draw:text-box>
        </draw:frame>
        <draw:frame draw:style-name="gr14" draw:text-style-name="P3" draw:layer="layout" svg:width="1.2cm" svg:height="0.839cm" svg:x="7.5cm" svg:y="6.093cm">
          <draw:text-box>
            <text:p><text:span text:style-name="T1">80</text:span></text:p>
          </draw:text-box>
        </draw:frame>
        <draw:frame draw:style-name="gr15" draw:text-style-name="P3" draw:layer="layout" svg:width="1.6cm" svg:height="0.839cm" svg:x="8.76cm" svg:y="6.09cm">
          <draw:text-box>
            <text:p><text:span text:style-name="T1">1</text:span><text:span text:style-name="T1">0</text:span><text:span text:style-name="T1">0</text:span></text:p>
          </draw:text-box>
        </draw:frame>
        <draw:frame draw:style-name="gr5" draw:text-style-name="P5" draw:layer="layout" svg:width="7.2cm" svg:height="0.839cm" svg:x="2.22cm" svg:y="6.781cm">
          <draw:text-box>
            <text:p text:style-name="P4"><text:span text:style-name="T2">C</text:span><text:span text:style-name="T2">r</text:span><text:span text:style-name="T2">e</text:span><text:span text:style-name="T2">d</text:span><text:span text:style-name="T2">i</text:span><text:span text:style-name="T2">b</text:span><text:span text:style-name="T2">l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 </text:span><text:span text:style-name="T2">c</text:span><text:span text:style-name="T2">o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(</text:span><text:span text:style-name="T2">%</text:span><text:span text:style-name="T2">)</text:span></text:p>
          </draw:text-box>
        </draw:frame>
        <draw:frame draw:style-name="gr16" draw:text-style-name="P6" draw:layer="layout" svg:width="8.8cm" svg:height="5.899cm" svg:x="1.9cm" svg:y="0.3cm">
          <draw:image xlink:href="Pictures/10014ED300004E8C000032F442D078052E22C7CC.svg" xlink:type="simple" xlink:show="embed" xlink:actuate="onLoad" loext:mime-type="image/svg+xml">
            <text:p/>
          </draw:image>
          <draw:image xlink:href="Pictures/10000201000002F8000001ED50FF1FFB0B15C72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3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26T09:44:51.798972195</dc:date>
    <meta:editing-duration>PT14H53M23S</meta:editing-duration>
    <meta:editing-cycles>36</meta:editing-cycles>
    <meta:generator>LibreOffice/6.4.7.2$Linux_X86_64 LibreOffice_project/40$Build-2</meta:generator>
    <meta:document-statistic meta:object-count="21"/>
  </office:meta>
</office:document-meta>
</file>